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名優ベルナール・ジロドーによる巧みな語り口で、王子さまはもちろん、王様、点灯夫、蛇...すべての登場人物が、詩情あふれる音楽とともに、生き生きと私達の目の前に現れます。サンテグジュペリ自身による貴重な音源を5つ収録(仏文・訳つき)。　飛行士 風変りな出会い 王子さまの惑星 トルコの天文学者 バオバブの樹 日の入り 羊と花との戦争 王子さまの花 王子さまの旅立ち 王さま〔ほか〕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17:04.405000000</dc:date>
    <meta:editing-duration>PT3S</meta:editing-duration>
    <meta:editing-cycles>1</meta:editing-cycles>
    <meta:document-statistic meta:table-count="0" meta:image-count="0" meta:object-count="0" meta:page-count="1" meta:paragraph-count="1" meta:word-count="177" meta:character-count="190" meta:non-whitespace-character-count="179"/>
    <meta:generator>LibreOffice/7.3.7.2$Windows_X86_64 LibreOffice_project/e114eadc50a9ff8d8c8a0567d6da8f454beeb84f</meta:generator>
  </office:meta>
</office:document-meta>
</file>